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97.3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6.31mm"/>
    </style:style>
    <style:style style:name="co8" style:family="table-column">
      <style:table-column-properties fo:break-before="auto" style:column-width="40.6mm"/>
    </style:style>
    <style:style style:name="co9" style:family="table-column">
      <style:table-column-properties fo:break-before="auto" style:column-width="31.4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 style:data-style-name="N112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font-name="Arial" fo:color="#002060" style:font-style-asian="normal" style:font-weight-complex="bold" style:font-weight-asian="bold" style:font-size-complex="8pt" style:font-size-asian="8pt" style:font-name-complex="Arial" fo:text-shadow="none" style:text-position="-33% 58%" style:text-outline="false" fo:font-style="normal" style:text-line-through-type="none" style:text-underline-style="none" style:text-underline-color="font-color" fo:font-weight="bold" fo:font-size="8pt" style:font-style-complex="normal"/>
    </style:style>
    <style:style style:name="T2" style:family="text">
      <style:text-properties style:font-name="Arial" fo:color="#002060" style:font-style-asian="normal" style:font-weight-complex="bold" style:font-weight-asian="bold" style:font-name-complex="Arial" fo:text-shadow="none" style:text-outline="false" fo:font-style="normal" style:text-line-through-type="none" style:text-underline-style="none" style:text-underline-color="font-color" fo:font-weight="bold" style:font-style-complex="normal" fo:font-size="9pt" style:text-position="0% 100%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Test for the mean. Population variance know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Data scientist salary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he data from the lesson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Test the null hypothesis at 10% significanc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Datase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float" office:value="117313" calcext:value-type="float">
            <text:p><text:s/>$117.313 </text:p>
          </table:table-cell>
          <table:table-cell/>
          <table:table-cell table:style-name="ce3" office:value-type="string" calcext:value-type="string">
            <text:p>Sample mean</text:p>
          </table:table-cell>
          <table:table-cell table:style-name="ce5" table:formula="of:=AVERAGE([.B8:.B37])" office:value-type="float" office:value="100200.366666667" calcext:value-type="float">
            <text:p><text:s/>$100.200 </text:p>
          </table:table-cell>
          <table:table-cell table:number-columns-repeated="3"/>
          <table:table-cell table:style-name="ce3" office:value-type="string" calcext:value-type="string">
            <text:p>H<text:span text:style-name="T1">0</text:span><text:span text:style-name="T2"> (Glassdoor data)</text:span></text:p>
          </table:table-cell>
          <table:table-cell table:style-name="ce5" office:value-type="float" office:value="113000" calcext:value-type="float">
            <text:p><text:s/>$113.000 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104002" calcext:value-type="float">
            <text:p><text:s/>$104.002 </text:p>
          </table:table-cell>
          <table:table-cell/>
          <table:table-cell table:style-name="ce3" office:value-type="string" calcext:value-type="string">
            <text:p>Population std</text:p>
          </table:table-cell>
          <table:table-cell table:style-name="ce5" office:value-type="float" office:value="15000" calcext:value-type="float">
            <text:p><text:s/>$15.000 </text:p>
          </table:table-cell>
          <table:table-cell table:number-columns-repeated="3"/>
          <table:table-cell table:style-name="ce9" office:value-type="string" calcext:value-type="string">
            <text:p>Two-sided test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113038" calcext:value-type="float">
            <text:p><text:s/>$113.038 </text:p>
          </table:table-cell>
          <table:table-cell/>
          <table:table-cell table:style-name="ce3" office:value-type="string" calcext:value-type="string">
            <text:p>Standard error</text:p>
          </table:table-cell>
          <table:table-cell table:style-name="ce5" table:formula="of:=[.E9]/SQRT([.E12])" office:value-type="float" office:value="2738.61278752583" calcext:value-type="float">
            <text:p><text:s/>$2.739 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101936" calcext:value-type="float">
            <text:p><text:s/>$101.936 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float" office:value="84560" calcext:value-type="float">
            <text:p><text:s/>$84.560 </text:p>
          </table:table-cell>
          <table:table-cell/>
          <table:table-cell table:style-name="ce3" office:value-type="string" calcext:value-type="string">
            <text:p>Sample size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10"/>
          <table:table-cell table:number-columns-repeated="1017"/>
        </table:table-row>
        <table:table-row table:style-name="ro3">
          <table:table-cell/>
          <table:table-cell table:style-name="ce5" office:value-type="float" office:value="113136" calcext:value-type="float">
            <text:p><text:s/>$113.136 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float" office:value="80740" calcext:value-type="float">
            <text:p><text:s/>$80.740 </text:p>
          </table:table-cell>
          <table:table-cell/>
          <table:table-cell table:style-name="ce3" office:value-type="string" calcext:value-type="string">
            <text:p>Z-score</text:p>
          </table:table-cell>
          <table:table-cell table:style-name="ce8" table:formula="of:=([.E8]-[.J8])/[.E10]" office:value-type="float" office:value="-4.67376526964114" calcext:value-type="float">
            <text:p>-4,67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100536" calcext:value-type="float">
            <text:p><text:s/>$100.536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5052" calcext:value-type="float">
            <text:p><text:s/>$105.052 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1" calcext:value-type="float">
            <text:p>0,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87201" calcext:value-type="float">
            <text:p><text:s/>$87.201 </text:p>
          </table:table-cell>
          <table:table-cell/>
          <table:table-cell office:value-type="string" calcext:value-type="string">
            <text:p>Critical value of</text:p>
          </table:table-cell>
          <table:table-cell table:formula="of:= 1 - [.E16]/2" office:value-type="float" office:value="0.95" calcext:value-type="float">
            <text:p>0,9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91986" calcext:value-type="float">
            <text:p><text:s/>$91.986 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ce9" office:value-type="float" office:value="1.65" calcext:value-type="float">
            <text:p>1,6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94868" calcext:value-type="float">
            <text:p><text:s/>$94.868 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/>
          <table:table-cell table:style-name="ce5" office:value-type="float" office:value="90745" calcext:value-type="float">
            <text:p><text:s/>$90.745 </text:p>
          </table:table-cell>
          <table:table-cell table:number-columns-repeated="2"/>
          <table:table-cell office:value-type="string" calcext:value-type="string">
            <text:p>Z &gt; z (4,67 &gt; 1,65), therefore the null hypothesis is bullshit.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102848" calcext:value-type="float">
            <text:p><text:s/>$102.848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5927" calcext:value-type="float">
            <text:p><text:s/>$85.927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2276" calcext:value-type="float">
            <text:p><text:s/>$112.276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8637" calcext:value-type="float">
            <text:p><text:s/>$108.637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6818" calcext:value-type="float">
            <text:p><text:s/>$96.818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2307" calcext:value-type="float">
            <text:p><text:s/>$92.307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4564" calcext:value-type="float">
            <text:p><text:s/>$114.564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9714" calcext:value-type="float">
            <text:p><text:s/>$109.714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8833" calcext:value-type="float">
            <text:p><text:s/>$108.833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5295" calcext:value-type="float">
            <text:p><text:s/>$115.295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9279" calcext:value-type="float">
            <text:p><text:s/>$89.279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1720" calcext:value-type="float">
            <text:p><text:s/>$81.720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9344" calcext:value-type="float">
            <text:p><text:s/>$89.344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4426" calcext:value-type="float">
            <text:p><text:s/>$114.426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0410" calcext:value-type="float">
            <text:p><text:s/>$90.410 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5118" calcext:value-type="float">
            <text:p><text:s/>$95.118 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float" office:value="113382" calcext:value-type="float">
            <text:p><text:s/>$113.382 </text:p>
          </table:table-cell>
          <table:table-cell table:number-columns-repeated="102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365 Careers</meta:initial-creator>
    <meta:creation-date>2017-04-21T12:34:14</meta:creation-date>
    <dc:date>2019-12-26T18:31:58.432190401</dc:date>
    <meta:generator>LibreOffice/6.0.7.3$Linux_X86_64 LibreOffice_project/00m0$Build-3</meta:generator>
    <meta:editing-duration>PT8M9S</meta:editing-duration>
    <meta:editing-cycles>1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